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start" style:justify-single-word="false"/>
    </style:style>
    <style:style style:name="P11" style:family="paragraph" style:parent-style-name="Standard">
      <style:text-properties fo:font-size="9pt" style:font-size-asian="9pt" style:font-size-complex="9pt"/>
    </style:style>
    <style:style style:name="P12" style:family="paragraph" style:parent-style-name="Standard">
      <style:paragraph-properties fo:margin-top="0.0598in" fo:margin-bottom="0.0402in"/>
    </style:style>
    <style:style style:name="P13" style:family="paragraph" style:parent-style-name="Heading_20_4">
      <style:text-properties fo:font-size="11pt" style:font-size-asian="11pt" style:font-size-complex="11pt"/>
    </style:style>
    <style:style style:name="P14" style:family="paragraph" style:parent-style-name="First_20_line_20_indent">
      <style:paragraph-properties fo:margin-left="0in" fo:margin-right="0in" fo:text-indent="0in" style:auto-text-indent="false"/>
    </style:style>
    <style:style style:name="P15" style:family="paragraph" style:parent-style-name="First_20_line_20_indent">
      <style:paragraph-properties fo:margin-left="0in" fo:margin-right="0in" fo:text-indent="0in" style:auto-text-indent="false"/>
      <style:text-properties fo:font-size="8pt" style:font-size-asian="8pt" style:font-size-complex="8pt"/>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First_20_line_20_indent">
      <style:paragraph-properties fo:margin-left="0in" fo:margin-right="0in" fo:text-indent="0in" style:auto-text-indent="false"/>
      <style:text-properties fo:font-style="italic" style:font-style-asian="italic" style:font-style-complex="italic"/>
    </style:style>
    <style:style style:name="P20" style:family="paragraph" style:parent-style-name="First_20_line_20_indent">
      <style:paragraph-properties fo:margin-top="0.0402in" fo:margin-bottom="0.0402in"/>
    </style:style>
    <style:style style:name="P21"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22" style:family="paragraph" style:parent-style-name="Standard">
      <style:text-properties fo:font-size="8pt" style:font-size-asian="8pt" style:font-size-complex="8pt"/>
    </style:style>
    <style:style style:name="P23" style:family="paragraph" style:parent-style-name="Standard">
      <style:paragraph-properties fo:text-align="end" style:justify-single-word="false"/>
    </style:style>
    <style:style style:name="P24" style:family="paragraph" style:parent-style-name="Standard">
      <style:paragraph-properties fo:margin-top="0.0402in" fo:margin-bottom="0in"/>
    </style:style>
    <style:style style:name="P25" style:family="paragraph" style:parent-style-name="Standard">
      <style:paragraph-properties fo:margin-top="0.0402in" fo:margin-bottom="0in" fo:text-align="end" style:justify-single-word="fals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style:text-position="16% 88%"/>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8">Resident Curator </text:p>
      <text:p text:style-name="P8">of the Keats Memorial House, </text:p>
      <text:p text:style-name="P8">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18"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17" text:outline-level="2">CONTENTS </text:h>
      <text:p text:style-name="Standard"/>
      <text:p text:style-name="Standard">INTRODUCTION .... xi</text:p>
      <text:p text:style-name="Standard"/>
      <text:p text:style-name="Standard">FRANCES BRAWNE, afterwards Mrs. Louis Lindon ..... xix </text:p>
      <text:p text:style-name="Standard"/>
      <text:p text:style-name="Standard">FRANCES MARY KEATS, afterwards Senora Valentine Llanos . . . xxiii </text:p>
      <text:p text:style-name="Standard"/>
      <text:p text:style-name="Standard">LETTERS ............................................. 1 </text:p>
      <text:p text:style-name="Standard"/>
      <text:p text:style-name="Standard">INDEX ............................................ 75 </text:p>
      <text:p text:style-name="Standard"/>
      <text:h text:style-name="Heading_20_3" text:outline-level="3">LIST OF ILLUSTRATIONS </text:h>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facing p 11 </text:p>
      <text:p text:style-name="Standard"/>
      <text:p text:style-name="Standard">Portrait of Fanny Keats in her old age. From the original portrait by her son, Juan Llanos y </text:p>
      <text:p text:style-name="Standard">Keats .... facing p. 74</text:p>
      <text:p text:style-name="Standard"/>
      <text:p text:style-name="Standard">Note, by the person who updated the computer generated file.</text:p>
      <text:p text:style-name="First_20_line_20_indent">Into this document file, I have fixed many spellings such as “m” to “in”, and punctuations such as “,” to “.”. I chose to use “Mr” rather than using mixed font size and offset such as, “M<text:span text:style-name="T4">r</text:span>”. <text:s/>I fixed the footnote markers and moved the footnotes after the letter rather than breaking up the reading of the letter. I re-added the italic font to many words based on the PDF of the original.</text:p>
      <text:h text:style-name="P16"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8" text:outline-level="1">INTRODUCTION </text:h>
      <text:p text:style-name="Standard">The letters here, printed, thirty-one in number, were written between September, 1820, and June, 1824. These two dates are significant in the correspondence, as they mark events of striking importance in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in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P4">F. E. </text:p>
      <text:p text:style-name="Standard">KEATS HOUSE, HAMPSTEAD. </text:p>
      <text:p text:style-name="Standard">September 1936.</text:p>
      <text:p text:style-name="Standard"/>
      <text:p text:style-name="Standard"/>
      <text:p text:style-name="Standard"/>
      <text:p text:style-name="Standard"/>
      <text:h text:style-name="P17" text:outline-level="2">Keats, Fanny to Fanny</text:h>
      <text:p text:style-name="Standard">Posted by, Keats-Shelley Memorial House.</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12">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P18"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in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was th<text:soft-page-break/>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soft-page-break/></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18"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in 1931 when he reprinted extracts from the Life of Gerald Griffin (London, 1843). In June, 1825, Griffin writes that he hopes to become acquainted with the sister of Keats the poet, and goes on 'My Spanish friend, Valentine Llanos, was intimate with him, and sp<text:soft-page-break/>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9">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0">FRANCES BRAWNE </text:p>
      <text:p text:style-name="P10"><text:soft-page-break/></text:p>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A long letter describing the miseries of the passengers as the </text:span></text:p>
      <text:p text:style-name="P9">vessel beat down channel. (Colvin, p. 489.) </text:p>
      <text:p text:style-name="P9"/>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is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9"><text:soft-page-break/>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oft-page-break/><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oft-page-break/><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9">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9">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text:soft-page-break/>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text:span><text:span text:style-name="T2">Wentworth Place—for the hopeless advantages of this comfortless Italy. </text:span><text:span text:style-name="T2">He has many, many times talked over “the few happy days at your house, the only time when his mind was at ease”.’ </text:span></text:p>
      <text:p text:style-name="Standard"/>
      <text:p text:style-name="Standard">him back to us. Surely, that is saying a great deal—and yet the <text:soft-page-break/>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I remain my dearest Girl <text:s text:c="8"/></text:p>
      <text:p text:style-name="P4">Yours very affectionately </text:p>
      <text:p text:style-name="P4">FANNY <text:s text:c="4"/></text:p>
      <text:p text:style-name="First_20_line_20_indent">I forgot to mention he reads no letters for fear of agitating <text:soft-page-break/>himself—I know I may trust to you never to mention me either now—or at any future time as connected with your brother<text:span text:style-name="Footnote_20_anchor">3</text:span>—as I know he would dislike that sort of gossiping way in which 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9">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 <text:s text:c="2"/></text:p>
      <text:p text:style-name="P4">FRANCES BRAWNE</text:p>
      <text:p text:style-name="Standard">Postmark: 26 Feb 1821. 2 o’clock. </text:p>
      <text:p text:style-name="Standard"><text:soft-page-break/>Address. Miss Keats </text:p>
      <text:p text:style-name="Standard"><text:s text:c="19"/>at Mr. Abby’s </text:p>
      <text:p text:style-name="First_20_line_20_indent"><text:s text:c="23"/>Pancras Lane </text:p>
      <text:p text:style-name="Standard"/>
      <text:p text:style-name="Standard"><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text:soft-page-break/>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text:soft-page-break/>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text:soft-page-break/></text:p>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9">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text:span text:style-name="Endnote_20_anchor"><text:span text:style-name="T2">1</text:span></text:span><text:span text:style-name="T2"> This is the first intimation we have that had Keats recovered </text:span></text:p>
      <text:p text:style-name="P9">future arrangements had been made for their marriage.</text:p>
      <text:p text:style-name="Standard"/>
      <text:h text:style-name="Heading_20_2" text:outline-level="2"/>
      <text:h text:style-name="P17" text:outline-level="2">No. 9</text:h>
      <text:p text:style-name="P9">In this letter Fanny Brawne bares her 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4">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9"><text:span text:style-name="Endnote_20_anchor">1</text:span> <text:span text:style-name="T1">Lamia, Isabella, the Eve of St. Agnes, and other poems</text:span>, 1820. The tragedy was Otho the Great. The ‘story’ may have been The Cap and Bells.</text:p>
      <text:p text:style-name="P9"><text:span text:style-name="Endnote_20_anchor">2</text:span> Fanny Brawne made a mistake of two days in the date, 23rd instead of 21st. </text:p>
      <text:h text:style-name="P13"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16"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carri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text:span text:style-name="T1">decent</text:span>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text:span text:style-name="T1">odd</text:span> idea. I hope next time 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19">No address or postmark. </text:p>
      <text:p text:style-name="Standard"/>
      <text:p text:style-name="P14"><text:span text:style-name="Footnote_20_anchor"><text:span text:style-name="T2">1</text:span></text:span><text:span text:style-name="T2"> Fanny Brawne is shown in a new light in this letter, as a cri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text:span></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text:soft-page-break/>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text:p>
      <text:p text:style-name="Standard"/>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text:span></text:p>
      <text:p text:style-name="P9"><text:span text:style-name="Footnote_20_anchor">2</text:span> One of the twenty-three children of Sir Robert Wigram (1744f-1830) who owned Walthamstow Rouse. (Letters lix-lx.) </text:p>
      <text:p text:style-name="P11"/>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in the fields with you than have entered her house. I assure you she did not impose on me with all her concern for our thin shoes and damp feet. Her appearance surprized me. I expected a more portly redfaced dame She is much more in the motherly-nursey stile than I expected. Guiterez dined with us yesterday and told me he had seen an acquaintance of mine. After guessing for an hour to no purpose, for though I thought of you it seemed so improbable I did not <text:soft-page-break/>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P25">FRANCES BRAWNE <text:s text:c="8"/></text:p>
      <text:p text:style-name="P24">Monday Morning.</text:p>
      <text:p text:style-name="P7">No address or postmark. </text:p>
      <text:p text:style-name="Standard"/>
      <text:p text:style-name="P9"><text:span text:style-name="Endnote_20_anchor">1</text:span> This remark indicates that Llanos was introduced to Fanny Keats before he formally called upon her at her guardian’s.</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in May, 1821, Ewing returned to England, bringing with him a letter of introduction to Charles Brown who, he records, ‘received me very kindly'.</text:span></text:p>
      <text:p text:style-name="Standard"/>
      <text:h text:style-name="Heading_20_3" text:outline-level="3">No. 14 </text:h>
      <text:p text:style-name="P4">Thursday evening [Nov. 15, 1821]</text:p>
      <text:p text:style-name="P20">I have been waiting, My dear Fanny, some time in the expectation of hearing you were arrived in London for the winter, afraid to write lest the letter should be too late and without any means of ascertaining the truth as my brother^ was in the country and I do not know any one else in the habit of going to the city As soon as he returned I sent him with a note <text:soft-page-break/>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Guiterez must needs call one day when there was no one at home so I know nothing of him—I have been a few days at Dilkes there I heard only one thing to please me, she has quarrelled, I hope for ever with the Reynolds. My dear Fanny if you live [[to^ the age of the Methuselem and I die tomorrow never be intimate with the Reynolds,^ for I dare say they will come your way—Dilke cannot keep up a feud and perhaps will be friends again. Every day I live I find out more of their malice against me—I don't know whether you wish particularly to see Dilke but I shall I think bring her yet. I like so much more to be with you by myself—</text:p>
      <text:p text:style-name="Standard"/>
      <text:p text:style-name="P9">^ Samuel Brawne, then 17. He died at Wentworth Place, at the </text:p>
      <text:p text:style-name="Standard"><text:span text:style-name="T2">age of 23, in 1828.</text:span> </text:p>
      <text:p text:style-name="Standard"/>
      <text:p text:style-name="Standard">I wish I knew what books you have read for I would write about them, there is nothing I like better to talk about unless it is to such a very great judge that I am afraid they will thm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text:soft-page-break/>left the note.</text:p>
      <text:p text:style-name="First_20_line_20_indent">Hoping to see you soon, I remain, my dearest Fanny, </text:p>
      <text:p text:style-name="Standard">Yours most affectionately </text:p>
      <text:p text:style-name="Standard">F. BRAWNE </text:p>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Standard"><text:span text:style-name="T2">^ In Papers of a CniiCj Sir C W. Dilke, Bt , writes (Memoir of C W. Dilke). ‘Miss Reynolds writes to Mrs Dilke, “I hear that Keats is going to Rome, which must please all his friends on every account. I sincerely </text:span><text:span text:style-name="T2">hope it will benefit his health. Poor fellow! His mind and spirits must be bettered by it , and absence may probably weaken, if not break off, a connection that has been a most unhappy one for him.*' * </text:span></text:p>
      <text:p text:style-name="Standard"/>
      <text:h text:style-name="Heading_20_3" text:outline-level="3">No. 15 </text:h>
      <text:p text:style-name="P4">Monday night. [Between Nov. 17th and Dec, 12th, 1821] </text:p>
      <text:p text:style-name="Standard">My dear Fanny </text:p>
      <text:p text:style-name="First_20_line_20_indent">I have asked Mr. Brown to look for your age.^ Alas it is not there but if you will let me know where you were christened, if it be in London, my brother will get your register a day or so after I receive your letter—He </text:p>
      <text:p text:style-name="Standard"/>
      <text:p text:style-name="P9">^ Fanny Keats was 18 J. See Letter No. 11. ‘Mr. Brown . . has </text:p>
      <text:p text:style-name="P9">a large bible.* </text:p>
      <text:p text:style-name="Standard"/>
      <text:p text:style-name="Standard">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text:soft-page-break/>—^Don't you or do you admire Don Juan? perhaps you like the serious parts best but I having been credibly informed that Lord B. is not really a great poet,^ have taken a sort of dislike to him when serious and only adore him for his wit and humour. I 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Tare thee weir. The character is beautiful and I have no doubt very like for I have heard Lady B. is a bluestocking. One thing is certain to me, which is, that it is impossible to write about books, for before you can get out your sensations about one Ime the letter is finished—^but it ^ A reflection of Keats's opinion of Lord Byron </text:p>
      <text:p text:style-name="Standard"/>
      <text:p text:style-name="Standard">is always better to talk about them—^Llanos was here the other day looking bad enough and more like a Frenchman than a Spaniard—I keep that name for best, and in common call him Guiterez—</text:p>
      <text:p text:style-name="Standard"/>
      <text:p text:style-name="Standard">I who call on nobody have actually four calls and two visits to make as soon as the weather will suffer it, besides yours which is a visitation, in A's opinion at any rate. I do believe I always stay S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Standard"/>
      <text:p text:style-name="Standard">Yours very affectionately </text:p>
      <text:p text:style-name="Standard">F B </text:p>
      <text:p text:style-name="Standard">No address or postmark. </text:p>
      <text:p text:style-name="Standard"><text:soft-page-break/></text:p>
      <text:h text:style-name="Heading_20_3" text:outline-level="3">No. 16 </text:h>
      <text:p text:style-name="P4">Thursday Dec. I5th ClSSlJ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 for which I am very sorry but the register will always be of use particularly when you are of age to show Abbey as without so good an evidence he might doubt your word—I like Abbey's attempts the other day to make you but seventeen—a worthless old woman You will see that I have not forgotten the story she told me—I saw Henderson yesterday but quite forgot to ask her about it—I dined with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 but I will not touch on such subjects for there are much better times and ways to remember them—I think you will like the great part of the Indicator I sent you—^there are two pieces of poetry in it signed Caviare, by your brother ^ I never open it for he is connected with every page—Tuesday Dec^^ 18 *^. </text:p>
      <text:p text:style-name="Standard"/>
      <text:p text:style-name="P9">^ The day on which she probably became engaged to John Keats. </text:p>
      <text:p text:style-name="P9">^ The Indicator, the number of May 10th, 1820, contained * La Belle </text:p>
      <text:p text:style-name="Standard"/>
      <text:p text:style-name="Standard">When I had written so far I was called away and have never been able to finish till today—I was at a party last night the first real party I have been to this year—^You would have laughed <text:soft-page-break/>had you seen me dressed out in my cap &amp;c—I did feel a little queer—I have not written to Mr Wyhe^ nor am I sure that I shall ever summon courage to do so—But you have no right to blame me for a little modesty, so don't feel disappointed if you never get the picture at all—^To be sure it is very dishonest of him to keep it—I shall if I can find it, enclose you George's hair—and then you will not be able to accuse me of anything of the sort. </text:p>
      <text:p text:style-name="Standard"/>
      <text:p text:style-name="Standard">I remain my dear Fanny </text:p>
      <text:p text:style-name="Standard">Yours most affectionately f. b. </text:p>
      <text:p text:style-name="Standard"/>
      <text:p text:style-name="Standard">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 for the better or worse—^The oddest thing is the dark one was cut off first. </text:p>
      <text:p text:style-name="Standard"/>
      <text:p text:style-name="P9">Dame sans Mercy % that of June 28th, the sonnet * As Hermes once*, both signed ‘Caviare*. Both printed for the first time. </text:p>
      <text:p text:style-name="P9">^ Henry or Charles Wylie, brothers-m~law of George Keats. </text:p>
      <text:p text:style-name="P9">® Amy Lowell, voL ii, p 135, writes* ‘She was prostrated and </text:p>
      <text:p text:style-name="P9">seriously ill for some time.* There is no mention of illness in these letters, hut the comment on the change in colour of her hair is curious. </text:p>
      <text:p text:style-name="Standard"/>
      <text:p text:style-name="Standard">Postmark Hampstead, 12 o'clock, De. 19. 1821. </text:p>
      <text:p text:style-name="Standard">Address. For Miss Keats </text:p>
      <text:p text:style-name="Standard">No 4. Pancras Lane </text:p>
      <text:p text:style-name="Standard">Cheapside—</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text:soft-page-break/>Eater i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have no doubt will be in as good time a month hence. The next time I come to see you I will be earlier whether M^® Dilke is with me or not—^that is what makes me dislike bringing her she likes me to set out from her house and I know she cannot be ready in time. I am very bad, but I can get ready on some occasions for instance, whenever I have come to see you It has been generally early enough.</text:p>
      <text:p text:style-name="Standard"/>
      <text:p text:style-name="P9">^ First published in the London Magazine^ October and November, 1821. </text:p>
      <text:p text:style-name="Standard"/>
      <text:p text:style-name="Standard">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Dilke I am the worst person in the world for being ready—You are a naughty girl for what little of your books you can read you never tell me a word about. I hope you will not, from my asking for the two books, hurry with the rest for you are perfectly welcome to them for years, which is saying nothing for nobody returns a Pamphlet or newspaper—^under nine months.</text:p>
      <text:p text:style-name="Standard"/>
      <text:p text:style-name="First_20_line_20_indent">How I liked that sly question about Guiterez that morning. I did not dare look up for fear of laugh- 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family' out (to provoke me they scarcely ever go) and then highly favored indeed is the <text:soft-page-break/>person I would wish for or even admit. There is one and only one person in the world besides yourself that I would admit tonight and her coming is about as possible as yours. So you see you are highly favored—I was asked out to tea by some friends who thought I must feel ‘lonely ’—^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Standard">I remain my dear Fanny's </text:p>
      <text:p text:style-name="Standard">Very affectionate Frances brawne—</text:p>
      <text:p text:style-name="Standard">Postmark. 7 o’clock, Feb. 4 1822. Aft. </text:p>
      <text:p text:style-name="Standard">Address For Miss Keats </text:p>
      <text:p text:style-name="Standard">No. 4 Pancras Lane, </text:p>
      <text:p text:style-name="Standard">Cheapside.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in Pancras lane for some weeks; which I do not regret for I dare say M^® Abby makes herself more disagreeable than usual whenever you have any of your friends to see you. What an uncomfortable way we are obliged to see each other in. Two years^ seems a long while to look forward, yet I </text:p>
      <text:p text:style-name="P14"/>
      <text:p text:style-name="P15">^ Fanny Keats would be 21 on June 3rd, 1824. </text:p>
      <text:p text:style-name="Standard"/>
      <text:p text:style-name="Standard">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text:soft-page-break/>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 I remain yours affectionately</text:p>
      <text:p text:style-name="Standard">My dear Fanny </text:p>
      <text:p text:style-name="Standard">FRANCES BRAWNE </text:p>
      <text:p text:style-name="Standard"/>
      <text:p text:style-name="Standard">Postmark: Hampstead, 12 o’clock, Mr. 18 1822. M </text:p>
      <text:p text:style-name="Standard">Address. Miss Keats </text:p>
      <text:p text:style-name="Standard">at Mr. Abbeys </text:p>
      <text:p text:style-name="Standard">No. 4 Pancras Lane </text:p>
      <text:p text:style-name="Standard">Cheapside. </text:p>
      <text:p text:style-name="Standard"/>
      <text:h text:style-name="Heading_20_3" text:outline-level="3">No. 19 </text:h>
      <text:p text:style-name="P4">Hampstead May 7th C 1^22.3</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 </text:p>
      <text:p text:style-name="Standard"/>
      <text:p text:style-name="Standard">The truth is that instead of staying a fortnight at Hampton I stayed nearly five weeks and then I was with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liow very little I have seen of you this winter and yet I have only missed one opportunity, which was just before I left home—^now I think of <text:soft-page-break/>it perhaps we shall meet at the exhibition I am going there with M^® Dilke in about ten days, but if,—^when you go, you can give me a tolerable long notice, I think I can meet you there </text:p>
      <text:p text:style-name="Standard"/>
      <text:p text:style-name="Standard">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text:p>
      <text:p text:style-name="Standard"/>
      <text:p text:style-name="Standard">let out, join other pigeons and leave me? I ask these questions because I should be sorry to lose them through my inexperience. I mean to read what Buffon^ says of pigeons, tonight. </text:p>
      <text:p text:style-name="Standard"/>
      <text:p text:style-name="Standard">I have read BufFon but he gives me no account how I am to feed them, so I must rely entirely on you. The very first time Abbey comes to town I will certainly call on you—^in a week's time I shall be staying with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Standard"/>
      <text:p text:style-name="Standard">Oh Fanny I wish to goodness you were two or three years older—I get quite disheartened when I think of it—I suppose you have seen by this time that Byron was very little concerned in the affair you mentioned, and that his being arrested is a mistake^—I have been very comfortable and \^for at] Hampton. There is a palace there built by Cardinal Wolsey, a great part of it filled with pictures, I went over it several times </text:p>
      <text:p text:style-name="Standard">and made a vow to myself—that as soon as you were </text:p>
      <text:p text:style-name="Standard">free from your present slavery I would take you down </text:p>
      <text:p text:style-name="Standard">to see it—Guiterez' brother is gone to join the </text:p>
      <text:p text:style-name="Standard">independents in South America rather odd that, to fight </text:p>
      <text:p text:style-name="Standard">against his own country^—</text:p>
      <text:p text:style-name="Standard">God bless you, dear Fanny </text:p>
      <text:p text:style-name="Standard"><text:soft-page-break/>Yours most affectionately f b—</text:p>
      <text:p text:style-name="Standard">Postmark Hampstead, 8 o’clock. My. 8. 1822. Ev, &amp; NL </text:p>
      <text:p text:style-name="Standard">Address: For Miss Keats </text:p>
      <text:p text:style-name="Standard">Richard Abbey’s Esq. </text:p>
      <text:p text:style-name="Standard">Walthamstow. </text:p>
      <text:p text:style-name="Standard"/>
      <text:p text:style-name="P9">^ Comte deBuffon (1707-88). Published his iVafura History, 1749-67 </text:p>
      <text:p text:style-name="P9"/>
      <text:p text:style-name="Standard"><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text:span><text:span text:style-name="T2">See Medwin’s Conversations with Lord Byron^ 1824, p. 375.</text:span> </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text:p>
      <text:p text:style-name="Standard"/>
      <text:p text:style-name="P9">^ The struggle for independence in Brazil. On Oct 12th, 1822, </text:p>
      <text:p text:style-name="P9">relations with Portugal were severed, and Dom Pedro was made constitutional Emperor. War followed, and the Portuguese fleet was defeated by Lord Cochrane, commanding the Brazilian navy. </text:p>
      <text:p text:style-name="Standard"/>
      <text:p text:style-name="Standard">you to have a new dress if you cannot get it for SO shillings but I suppose you might have a clear muslin for that money, I mention clear muslin because a silk petticoat would not be necessary, as I know many who wear them without, and I don't <text:soft-page-break/>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but very little fulness except at the bottom of the waist. The sleeve as you see is a plain one of the usual size, with a frill round the arm, which you can put in lace this pattern will I think 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in another house. </text:p>
      <text:p text:style-name="First_20_line_20_indent">The cats have taken Primrose, and I would not have any more but I have so many that have no wives. Do not hurry about pt] but when you go to Walthamstow if you can find one to suit me, let me know. I owe you a brownings, but I have had no young ones yet though Trutken has been setting for some time, but as he is a young beginner I suppose he will spoil the first <text:soft-page-break/>pair or two. </text:p>
      <text:p text:style-name="Standard">Yours truly, </text:p>
      <text:p text:style-name="Standard">FRANCES BRAWNE </text:p>
      <text:p text:style-name="Standard"/>
      <text:p text:style-name="Standard">Postmark torn </text:p>
      <text:p text:style-name="Standard">Address, For Miss Keats, </text:p>
      <text:p text:style-name="Standard">4, Pancras Lane, </text:p>
      <text:p text:style-name="Standard">Queen Street, </text:p>
      <text:p text:style-name="Standard">Cheapside. </text:p>
      <text:p text:style-name="Standard"/>
      <text:h text:style-name="Heading_20_3" text:outline-level="3">No. 21 </text:h>
      <text:p text:style-name="P4">[Summer, 1822]</text:p>
      <text:p text:style-name="Standard">My dear Fanny </text:p>
      <text:p text:style-name="First_20_line_20_indent">I left Hampton last Thursday summoned to town by a letter from Margaret^ to the following effect *Dear Fanny, for heaven's sake come home directly, M^ Romay^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k la Jacke, there is a french sleeve worn that would be very becoming to you. The top sleeve I send you is 6 fingers and J wide. The sleeve I want to describe has the same sort of top but about eleven fingers wide and falls below the elbow where it is joined in with straps so as to set close to the arm. I will try to draw it, but it can be only to <text:soft-page-break/>make you understand, not your dressmaker. </text:p>
      <text:p text:style-name="Standard"/>
      <text:p text:style-name="P9">^ Margaret was Fanny’s younger sister. </text:p>
      <text:p text:style-name="P9">® Mr. Romay: perhaps a teacher of music and dancing. </text:p>
      <text:p text:style-name="Standard"/>
      <text:p text:style-name="Standard">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over persuaded to have it—if you have a double cape, which I think you ought with blouse it takes two yards and a half but I am not sure that fringe will not look richer unless it is to be full dress—I spent a tolerably pleasant S weeks at Hampton, I went to Windsor, which was the best part of it, I did not go to Hampton Court, as I know it very well, besides which, I told my Aunt I should like to take you to see it, so that any Saturday in the autumn that you will like to go with me she will be very glad to see you, only be sure to give me a weeks notice, but there will be time enough to talk of that I shall send this letter to Walthamstow that you may know the gown is in town Margaret and I are red hot to make a chinks gown apiece. Mine is to be h. la Jacke, a pattern she is unfortunately barred from, in consequence of the obstinate imitations of the 3 Miss Richardsons. </text:p>
      <text:p text:style-name="First_20_line_20_indent">If I write any more you will not get your letter </text:p>
      <text:p text:style-name="Standard">today so I remain my dear Fanny </text:p>
      <text:p text:style-name="Standard">Yours affectionately </text:p>
      <text:p text:style-name="Standard">FRANCES BRAWNE </text:p>
      <text:p text:style-name="Standard"/>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text:p>
      <text:p text:style-name="Standard"/>
      <text:p text:style-name="Standard">Comp*® and thanks to Abbey and remember me to </text:p>
      <text:p text:style-name="Standard">Miss A—. </text:p>
      <text:p text:style-name="Standard"/>
      <text:p text:style-name="Standard"><text:soft-page-break/>Delivered by hand. </text:p>
      <text:p text:style-name="Standard">Address. Miss Keats </text:p>
      <text:p text:style-name="Standard">Richard Abbeys Esq. </text:p>
      <text:p text:style-name="Standard">Walthamstow. </text:p>
      <text:p text:style-name="Standard"/>
      <text:h text:style-name="Heading_20_3" text:outline-level="3">No, 22</text:h>
      <text:p text:style-name="P4">Friday. [Summer, 1823 ?]</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is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gell, 62 Newman Street—Oxford Street—She is not very expeditious but as she cannot have much to do at this time of the year, if you fix your time she may let you have it soon enough—if you prefer Morgan, her direction is S7, St. James’ Place, St. James’ Street—but she is very expensive, you had better know the price in either case and I think it would be as well to mention my <text:soft-page-break/>name.—</text:p>
      <text:p text:style-name="Standard">Yours very affectionately </text:p>
      <text:p text:style-name="Standard">FRANCES BRAWNE </text:p>
      <text:p text:style-name="Standard">My Mother thinks my Aunt will stay plague take it </text:p>
      <text:p text:style-name="Standard">but I shall write again—</text:p>
      <text:p text:style-name="Standard">No address or postmark. </text:p>
      <text:p text:style-name="Standard">Z3T2 </text:p>
      <text:p text:style-name="Standard"/>
      <text:h text:style-name="Heading_20_3" text:outline-level="3">No. 23 </text:h>
      <text:p text:style-name="P4">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 1 Union Terrace Camden town The postman did not cheat you about the papers, I find they must be put in at Lombard Street to go free, and then I am not sure that they may not charge a penny for each — ^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text:soft-page-break/>I will leave off here </text:p>
      <text:p text:style-name="Standard">Yours affectionately my dear Girl </text:p>
      <text:p text:style-name="Standard">FRANCES BRAWNE </text:p>
      <text:p text:style-name="Standard"/>
      <text:p text:style-name="Standard">Postmark imperfect Au 1822. N </text:p>
      <text:p text:style-name="Standard">Address For Miss Keats </text:p>
      <text:p text:style-name="Standard">Richard Abbey’s Esq. </text:p>
      <text:p text:style-name="Standard">Walthamstow. </text:p>
      <text:p text:style-name="Standard"/>
      <text:h text:style-name="Heading_20_3" text:outline-level="3">No. 24 </text:h>
      <text:p text:style-name="P4">Tuesday Morning [Oct 15, 1822]</text:p>
      <text:p text:style-name="Standard">My dear Fanny </text:p>
      <text:p text:style-name="First_20_line_20_indent">I should have written to you some time ago but I have had a bad hand from a gentle bite given me by my dog,^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text:p>
      <text:p text:style-name="Standard"/>
      <text:p text:style-name="P9">^ ‘ Carlo, Mrs. Brawne’s dog.* (tellers, p 459) </text:p>
      <text:p text:style-name="Standard"/>
      <text:p text:style-name="Standard">Now in applying to you to know whether you can account for it I consider I am taking counsers opinion on the subject so pray give it with all due gravity—I must just add that I am pretty certain no one had in any way touched or molested them—^in <text:soft-page-break/>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Dilke is returned and next time I call to see you I shall bring her if I know of it in time, Brown is safely arrived at Pisa and in spite of his vow has made an acquaintance with Lord Byron, he liked him very much^—I have been reading Gil Blas^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Postmark 12 o’clock, Oc 15 1822 </text:p>
      <text:p text:style-name="Standard">Address. For Miss Keats, </text:p>
      <text:p text:style-name="Standard">Richard Abbeys Esq </text:p>
      <text:p text:style-name="Standard">Walthamstow.</text:p>
      <text:p text:style-name="Standard"/>
      <text:p text:style-name="P9">^ Brown arrived at Pisa on Aug 31st, 1822, where he met Byron </text:p>
      <text:p text:style-name="Standard"><text:span text:style-name="T2">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 ^ By A. R. Le Sage. </text:span></text:p>
      <text:p text:style-name="Standard"/>
      <text:h text:style-name="Heading_20_3" text:outline-level="3">No. 25 </text:h>
      <text:p text:style-name="P4">Undated. [Oct 29, 1822] </text:p>
      <text:p text:style-name="Standard">My dear Fanny </text:p>
      <text:p text:style-name="First_20_line_20_indent">I intended to have called in the city for three days last week <text:soft-page-break/>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Dilke and the Reynolds', for J. Reynolds is married,^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I remain. My dear Fanny </text:p>
      <text:p text:style-name="Standard">Yours affectionately </text:p>
      <text:p text:style-name="Standard">FRANCES BRAWNE </text:p>
      <text:p text:style-name="Standard"/>
      <text:p text:style-name="P9">^ John Hamilton Reynolds married Miss Eliza Powell 0rewe </text:p>
      <text:p text:style-name="P9">Aug. 31st, 1822. </text:p>
      <text:p text:style-name="Standard"/>
      <text:p text:style-name="Standard">I see I have mentioned in the beginning of my note that it is owing to the doctor my hand was so bad; but as I have not told you wh<text:soft-page-break/>at was done, perhaps you will fancy, as my cousins did, that a terrible operation was performed, my hand dissected and half-carried away and a most delightfully horrible story it was, but un- fortunately for those who delight in these wonders I had only a little caustic applied, which is nothing at all to talk about—</text:p>
      <text:p text:style-name="Standard"/>
      <text:p text:style-name="Standard">Postmark Fenchurch St. 4 o’clock, Oc 29 1822 Ev. </text:p>
      <text:p text:style-name="Standard">Address: For Miss Keats </text:p>
      <text:p text:style-name="Standard">Richard Abbey’s Esq </text:p>
      <text:p text:style-name="Standard">Walthamstow. </text:p>
      <text:p text:style-name="Standard"/>
      <text:h text:style-name="Heading_20_3" text:outline-level="3">No. 26 </text:h>
      <text:p text:style-name="P4">Undated. 1823? </text:p>
      <text:p text:style-name="Standard">My dear Fanny </text:p>
      <text:p text:style-name="First_20_line_20_indent">Upon looking at my Shakespeare^ I find it so very large that you would not be able, without great inconvenience to take it home with you particularly with the addition of other books.—</text:p>
      <text:p text:style-name="Standard"/>
      <text:p text:style-name="P9">^ Tlus was the facsimile of the First Folio of Shakespeare’s Works, given by Keats to Fanny Brawne before he left for Italy Now in the Keats Museum. </text:p>
      <text:p text:style-name="Standard"/>
      <text:p text:style-name="Standard">I have therefore sent you Spencer^ instead, which you will feel the more pleasure in reading as you will find the best parts marked by one who I have heard called the best judge of poetry living—^they were marked for me to read and I need not tell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text:soft-page-break/>best—Of the rest Beppo is now known to be his; I send the Vampire^ which has nothing particular to recommend it, but being at first published as Lord B ’s, who however did not write it—^Beppo and the first Don Juan are considered by all very clever. The second volume of Don Juan you will not I think like so well—</text:p>
      <text:p text:style-name="Standard"/>
      <text:p text:style-name="P9">^ Keats writes to Fanny Brawne, May, 1820 * I have been employed in marking the most beautiful passages in Spenser, intending it for you.’ The book was lost in Germany, </text:p>
      <text:p text:style-name="Standard"><text:span text:style-name="T2">® The Vampire^ a tale, by John Wm. Pohdori. 1819 London</text:span> </text:p>
      <text:p text:style-name="Standard"/>
      <text:p text:style-name="Standard">I shall be glad to hear how you like the different books—I send but one magazine on account of the size but you mentioned having so little prose that I thought it might not be unpleasant—^The review on Endymion is written by a Patmore,^ who was much talked of some time ago through a duel he was second m. You I dare say know that the Scott killed was the editor of this very magazine^—If I do not find the parcel too large I will put in the second magazine^ because you will find in it all that occasioned the duel—^The articles called table talk are very good—they are by Hazlitt—^those signed Elia are considered very beautiful—Charles Lamb is the name of the author. In this I give your dear brother’s opinion as far as I could get it now^—all these books are of no consequence to me and I read only the </text:p>
      <text:p text:style-name="Standard"/>
      <text:p text:style-name="P9">^ Peter George Patmore (1786-1855), father of Coventry Pat- </text:p>
      <text:p text:style-name="P9">more </text:p>
      <text:p text:style-name="P9"/>
      <text:p text:style-name="P9">® John Scott and J. H Christie fought a duel following Scott’s </text:p>
      <text:p text:style-name="P9">denouncement of ‘Z’ in the London Magazine Lockhart challenged Scott, but his friend Christie took his place Scott was mortally wounded and died six weeks later The London Magazine for March, 1821, states in ‘ The Lion’s Head* that the meeting took place * between Mr Scott and the friend of Mr. Lockhart’s on Friday, February the 16th, and it was hoped that the imminent danger which attended the wound had subsided ’ ‘The Lion’s Head’ is dated Feb 26th, 1821 Fanny Brawne took some interest in the Scott-Chnstie duel, for Brown writing to Thomas Richards on Feb 18th, 1821, says* ‘Miss Brawne has just told me she has heard that the ball has been extracted, and that Scottislikely <text:soft-page-break/>to recover.’ </text:p>
      <text:p text:style-name="P9">® The London Magazine Fanny Brawne was evidently sending </text:p>
      <text:p text:style-name="P9">bound volumes, not monthly parts See next letter. </text:p>
      <text:p text:style-name="P9">^ Keats records his adimration of Hazlitt; that he admired Charles Lamb also is new. </text:p>
      <text:p text:style-name="Standard"/>
      <text:p text:style-name="Standard">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Dilke is anxious to know where he is, as William Dilke^ would like to write to him—I went to Westminster after I left you yesterday and tomorrow I go there again. Dilke desired her best love and was very much disappointed she had not seen you </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Standard">Yours most affectionately </text:p>
      <text:p text:style-name="Standard">F. BRAWNE </text:p>
      <text:p text:style-name="Standard"/>
      <text:p text:style-name="Standard">No Postmark. </text:p>
      <text:p text:style-name="Standard">Address: Miss Keats </text:p>
      <text:p text:style-name="Standard"/>
      <text:p text:style-name="P9">^ George Keats had settled at Louisville, Kentucky, U.S A. </text:p>
      <text:p text:style-name="P9">® C. W. Dilke’s brother, who had built a house on an adjoining plot of land, naming it Went^vorth House. </text:p>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Dilke last <text:soft-page-break/>Wednesday, three or four days sooner than I expected in consequence of M^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or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 Fanny, from last June You had better begin M^® Abbey's veil soon or she will never have it, bye the bye I have learnt some stitches for that sort of work and if you like I will show them to you. I hope to see you soon, and remain, yours very affectionately </text:p>
      <text:p text:style-name="Standard">FRANCES BRAWNE </text:p>
      <text:p text:style-name="Standard"/>
      <text:p text:style-name="Standard">Monday—</text:p>
      <text:p text:style-name="Standard">Postmark Lombard St Ev. Jy 29 1823. </text:p>
      <text:p text:style-name="Standard">Address' For Miss Keats </text:p>
      <text:p text:style-name="Standard">Richard Abbey’s Esq. </text:p>
      <text:p text:style-name="First_20_line_20_indent">Walthamstow. </text:p>
      <text:p text:style-name="First_20_line_20_indent"/>
      <text:p text:style-name="P9">^ Referring to Fanny Keats’s coming of age on June 3r(l, 1824. US? 3 </text:p>
      <text:p text:style-name="Standard"/>
      <text:h text:style-name="Heading_20_3" text:outline-level="3">No. 28 </text:h>
      <text:p text:style-name="P4">[Nov. 16, 1823]</text:p>
      <text:p text:style-name="Standard">My dear Fanny </text:p>
      <text:p text:style-name="First_20_line_20_indent">Heaven knows how you have gone on with the allum baskets but I am annoyed to death—I sent to a lady to know the quantity of logwood^ I ought to put and her answer was that she <text:soft-page-break/>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isvery pretty—I powdered it first very fine put some boiling water on it and poured it into a saucepan when nearly cold. To a gallon and a half of water I put as much cochineal as came to a penny After I wrote to you I saw a basket at M^®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I think Miss Lancaster plain and very common and ungenteel looking, Guiterez was there, the beau of the room^—He has been here this morning and I expect him again to- night—^Would you believe it I quarrelled with him but I hope It is now made up—^for the defence of my character, I must mention that he was quite in the wrong — I don't luiow whether I mentioned that Miss Rowcroftisgoing to South America immediately </text:p>
      <text:p text:style-name="Standard">I rename my dear Girl </text:p>
      <text:p text:style-name="Standard">Yours very affectionately </text:p>
      <text:p text:style-name="Standard">FRANCES BRAWNE </text:p>
      <text:p text:style-name="Standard"/>
      <text:p text:style-name="Standard">Sunday evening </text:p>
      <text:p text:style-name="Standard">Postmark Nov 17, 1823. </text:p>
      <text:p text:style-name="Standard">Address: For Miss Keats </text:p>
      <text:p text:style-name="Standard">Richard Abbey’s Esq. </text:p>
      <text:p text:style-name="Standard">Walthamstow </text:p>
      <text:p text:style-name="Standard"/>
      <text:p text:style-name="P9">^ A vegetable dyestuff used for fabrics. </text:p>
      <text:p text:style-name="P9">^ Burndge Davenport lived in Church Row, Hampstead. Keats </text:p>
      <text:p text:style-name="P9">frequently visited Mr and Mrs. Davenport when living at Wentworth </text:p>
      <text:p text:style-name="P9">Place. There is an unpublished letter in the British Museum, dated <text:soft-page-break/>November, 18X8, from Keats to Mrs Davenport thanking her for her inquires about Tom's health. </text:p>
      <text:p text:style-name="P9">^ Itisevident that by this date Llanos was well acquainted with </text:p>
      <text:p text:style-name="P9">the friends of Ui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per- 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 is rather a genteel girl and I think I told you the second sister is very pretty—^Lancaster is likely to be at our house tomorrow night but I don’t know that I shall be at home—The only place to get the baskets that I can find is the bazaar don't you think M^s Abbey will let you walk there with me?</text:p>
      <text:p text:style-name="Standard"/>
      <text:p text:style-name="P9">^ Daughter of Burndge Davenport See note above. </text:p>
      <text:p text:style-name="Standard"/>
      <text:p text:style-name="Standard">I will be with you by ten o'clock and we may be back in time for your dinner for I suppose it impossible to get off from the unconscionable hour of half past two—^Did I ever think to hear of people dining at such a time in a Christian country—I have <text:soft-page-break/>got a new pigeon a husband for one of my single ladies but the other is such a beauty ( they call her a dragon pouter) that I shall wait till I can marry her more to my satisfaction—^The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by the time I see you I will, if you please, bring them away as I am asked to lend them to a gentleman—^With compliments to M^ and Miss Abbey I remain </text:p>
      <text:p text:style-name="Standard">yours very affectionately </text:p>
      <text:p text:style-name="Standard">F B—</text:p>
      <text:p text:style-name="Standard"/>
      <text:p text:style-name="Standard">Let me know whether M^® A. is hkely to let you take a walk with me that I may be with you early—I shall be obliged to go and see Miss Rowcroft tomorrow 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
      <text:h text:style-name="Heading_20_3" text:outline-level="3">No. 30</text:h>
      <text:p text:style-name="P4">[line 2, 1824]</text:p>
      <text:p text:style-name="Standard">My dear Fanny </text:p>
      <text:p text:style-name="First_20_line_20_indent">Your letter has quite shocked me, can it indeed be four months since I wrote to you } I am certain you must possess the most forgiving disposition in the world to write to me after such neglect. Except that I ought to be and generally am, more careful in remembering you, than any one else, I could assure <text:soft-page-break/>you that you are by no means the only person towards whom I deserve to be ashamed of my behaviour. Miss Rowcroft's brother, came here a few weeks ago, entirely to give me news of her and to beg of me to write to her immediately which I have not yet done; as to M'®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 attention. Lancaster was at our house last Wednesday and promised to call here on Sunday for some books for you, but I suppose he forgot it as I have never seen him, so I shall bring them on Thursday. I have not forgotten that the 18th of June is your birthday ^ I am invited to a party for that night I must now conclude as I wish the letter to go by this post and the clock has struck </text:p>
      <text:p text:style-name="Standard">Yours very affectionately </text:p>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h text:style-name="P16"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text:p>
      <text:p text:style-name="Standard"/>
      <text:p text:style-name="P9">^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text:soft-page-break/>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P9">^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p>
      <text:p text:style-name="P9">^ La Gazza Ladra (‘The Thieving Magpie’), comic opera, music by Rossini, first produced in London on Mar 10th, 1821. Pietro VEremita (better known as Mosi in Bgiito), opera, music by Rossini, first pro- duced in London on Apr 23rd, 1822. </text:p>
      <text:h text:style-name="P17"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in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Index_20_Link" style:display-name="Index Link"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3</text:page-number></text:p>
      </style:header>
      <style:header-left>
        <text:p text:style-name="MP2"><text:page-number text:select-page="current">48</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5T19:06:15</dc:date>
    <meta:editing-cycles>1927</meta:editing-cycles>
    <meta:editing-duration>P120DT5H46M5S</meta:editing-duration>
    <meta:generator>OpenOffice/4.1.7$Unix OpenOffice.org_project/417m1$Build-9800</meta:generator>
    <dc:subject>The letters of Fanny Brawne to Fanny Keats.</dc:subject>
    <meta:document-statistic meta:table-count="0" meta:image-count="2" meta:object-count="0" meta:page-count="77" meta:paragraph-count="678" meta:word-count="23889" meta:character-count="126248"/>
  </office:meta>
</office:document-meta>
</file>